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3.64mm"/>
    </style:style>
    <style:style style:name="co39" style:family="table-column">
      <style:table-column-properties fo:break-before="auto" style:column-width="78.92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/>
        </table:table-row>
        <table:table-row table:style-name="ro13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_Hab_14</text:p>
          </table:table-cell>
          <table:table-cell/>
        </table:table-row>
        <table:table-row table:style-name="ro11" table:number-rows-repeated="1048370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5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6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4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7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4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6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5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8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6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5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5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7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9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52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08:12:16.458967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19:45:30.224463708</dc:date>
    <meta:generator>LibreOffice/4.4.3.2$Linux_X86_64 LibreOffice_project/40m0$Build-2</meta:generator>
    <meta:editing-duration>P3DT19H43M1S</meta:editing-duration>
    <meta:editing-cycles>285</meta:editing-cycles>
    <meta:print-date>2015-07-06T09:41:27.729033066</meta:print-date>
    <meta:document-statistic meta:table-count="5" meta:cell-count="2589" meta:object-count="0"/>
  </office:meta>
</office:document-meta>
</file>